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ndale Mono" svg:font-family="'Andale Mono', 'Courier New'" style:font-family-generic="modern"/>
    <style:font-face style:name="Courier New" svg:font-family="'Courier New'" style:font-family-generic="moder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fo:language="el" fo:country="GR" style:font-size-asian="12pt" style:font-name-complex="Times New Roman"/>
    </style:style>
    <style:style style:name="P2" style:family="paragraph" style:parent-style-name="Standard">
      <style:paragraph-properties fo:text-align="start" style:justify-single-word="false"/>
      <style:text-properties style:font-name="Times New Roman" fo:font-size="12pt" fo:language="el" fo:country="GR" fo:font-weight="bold" style:font-size-asian="12pt" style:font-weight-asian="bold" style:font-name-complex="Times New Roman"/>
    </style:style>
    <style:style style:name="P3" style:family="paragraph" style:parent-style-name="Standard">
      <style:paragraph-properties fo:text-align="start" style:justify-single-word="false"/>
      <style:text-properties style:font-name="Times New Roman" fo:font-size="12pt" fo:language="en" fo:country="US" style:font-size-asian="12pt" style:font-name-complex="Times New Roman"/>
    </style:style>
    <style:style style:name="P4" style:family="paragraph" style:parent-style-name="Standard">
      <style:paragraph-properties fo:text-align="start" style:justify-single-word="false"/>
      <style:text-properties style:font-name="Times New Roman" fo:font-size="12pt" fo:language="en" fo:country="US" fo:font-weight="bold" style:font-size-asian="12pt" style:font-weight-asian="bold" style:font-name-complex="Times New Roman"/>
    </style:style>
    <style:style style:name="P5" style:family="paragraph" style:parent-style-name="Standard">
      <style:paragraph-properties fo:text-align="start" style:justify-single-word="false"/>
      <style:text-properties style:font-name="Times New Roman" fo:font-size="12pt" fo:language="en" fo:country="US" fo:font-style="italic" style:font-size-asian="12pt" style:font-style-asian="italic" style:font-name-complex="Times New Roman"/>
    </style:style>
    <style:style style:name="P6" style:family="paragraph" style:parent-style-name="Standard">
      <style:paragraph-properties fo:text-align="start" style:justify-single-word="false"/>
      <style:text-properties style:font-name="Andale Mono" fo:font-size="10pt" fo:language="en" fo:country="US" style:font-size-asian="10pt" style:font-name-complex="Andale Mono"/>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officeooo:paragraph-rsid="001d4b2e"/>
    </style:style>
    <style:style style:name="P9" style:family="paragraph" style:parent-style-name="Standard">
      <style:paragraph-properties fo:text-align="center" style:justify-single-word="false"/>
      <style:text-properties fo:font-size="16pt" fo:language="en" fo:country="US" style:text-underline-style="none" fo:font-weight="bold" style:font-size-asian="16pt" style:font-weight-asian="bold" style:font-weight-complex="bold"/>
    </style:style>
    <style:style style:name="P10" style:family="paragraph" style:parent-style-name="Standard">
      <style:paragraph-properties fo:margin-left="0.25in" fo:margin-right="0in" fo:text-align="start" style:justify-single-word="false" fo:text-indent="0in" style:auto-text-indent="false"/>
      <style:text-properties style:font-name="Times New Roman" fo:font-size="12pt" fo:language="el" fo:country="GR" style:font-size-asian="12pt" style:font-name-complex="Times New Roman"/>
    </style:style>
    <style:style style:name="P11" style:family="paragraph" style:parent-style-name="Standard">
      <style:paragraph-properties fo:margin-left="0.5in" fo:margin-right="0in" fo:text-align="start" style:justify-single-word="false" fo:text-indent="0in" style:auto-text-indent="false"/>
      <style:text-properties style:font-name="Times New Roman" fo:font-size="12pt" fo:language="el" fo:country="GR" style:font-size-asian="12pt" style:font-name-complex="Times New Roman"/>
    </style:style>
    <style:style style:name="P12"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Ubuntu Mono" fo:font-size="10pt" fo:font-weight="normal" officeooo:rsid="001a288f" officeooo:paragraph-rsid="001a288f" style:font-size-asian="10pt" style:font-weight-asian="normal" style:font-size-complex="10pt" style:font-weight-complex="normal"/>
    </style:style>
    <style:style style:name="P13"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Ubuntu Mono" fo:font-size="10pt" fo:font-weight="normal" officeooo:rsid="001b6c0f" officeooo:paragraph-rsid="001b6c0f" style:font-size-asian="10pt" style:font-weight-asian="normal" style:font-size-complex="10pt" style:font-weight-complex="normal"/>
    </style:style>
    <style:style style:name="P14"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Ubuntu Mono" fo:font-size="10pt" fo:font-weight="normal" officeooo:rsid="0025c0e3" officeooo:paragraph-rsid="0025c0e3" style:font-size-asian="10pt" style:font-weight-asian="normal" style:font-size-complex="10pt" style:font-weight-complex="normal"/>
    </style:style>
    <style:style style:name="P15"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1839fa" officeooo:paragraph-rsid="001839fa" style:font-size-asian="12pt" style:font-weight-asian="bold" style:font-name-complex="Times New Roman" style:font-weight-complex="bold"/>
    </style:style>
    <style:style style:name="P16"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19e7e" officeooo:paragraph-rsid="00219e7e" style:font-size-asian="12pt" style:font-weight-asian="bold" style:font-name-complex="Times New Roman" style:font-weight-complex="bold"/>
    </style:style>
    <style:style style:name="P17"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293f9" officeooo:paragraph-rsid="002293f9" style:font-size-asian="12pt" style:font-weight-asian="bold" style:font-name-complex="Times New Roman" style:font-weight-complex="bold"/>
    </style:style>
    <style:style style:name="P18"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727d0" officeooo:paragraph-rsid="002727d0" style:font-size-asian="12pt" style:font-weight-asian="bold" style:font-name-complex="Times New Roman" style:font-weight-complex="bold"/>
    </style:style>
    <style:style style:name="P19"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86148" officeooo:paragraph-rsid="0029a165" style:font-size-asian="12pt" style:font-weight-asian="bold" style:font-name-complex="Times New Roman" style:font-weight-complex="bold"/>
    </style:style>
    <style:style style:name="P20"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fa845" officeooo:paragraph-rsid="002fa845" style:font-size-asian="12pt" style:font-weight-asian="bold" style:font-name-complex="Times New Roman" style:font-weight-complex="bold"/>
    </style:style>
    <style:style style:name="P21"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fa845" officeooo:paragraph-rsid="00328deb" style:font-size-asian="12pt" style:font-weight-asian="bold" style:font-name-complex="Times New Roman" style:font-weight-complex="bold"/>
    </style:style>
    <style:style style:name="P22"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style:font-size-asian="12pt" style:font-weight-asian="bold" style:font-name-complex="Times New Roman" style:font-weight-complex="bold"/>
    </style:style>
    <style:style style:name="P23"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19e7e" officeooo:paragraph-rsid="00219e7e" fo:background-color="#fff200" style:font-size-asian="12pt" style:font-weight-asian="bold" style:font-name-complex="Times New Roman" style:font-weight-complex="bold"/>
    </style:style>
    <style:style style:name="P24"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322c18" officeooo:paragraph-rsid="00322c18" fo:background-color="#fff200" style:font-size-asian="12pt" style:font-weight-asian="bold" style:font-name-complex="Times New Roman" style:font-weight-complex="bold"/>
    </style:style>
    <style:style style:name="P25"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328deb" officeooo:paragraph-rsid="00328deb" fo:background-color="transparent" style:font-size-asian="12pt" style:font-weight-asian="bold" style:font-name-complex="Times New Roman" style:font-weight-complex="bold"/>
    </style:style>
    <style:style style:name="P26"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officeooo:rsid="002293f9" officeooo:paragraph-rsid="002293f9" fo:background-color="#ffff00" style:font-size-asian="12pt" style:font-weight-asian="bold" style:font-name-complex="Times New Roman" style:font-weight-complex="bold"/>
    </style:style>
    <style:style style:name="P27"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bold" fo:background-color="#ffff00" style:font-size-asian="12pt" style:font-weight-asian="bold" style:font-name-complex="Times New Roman" style:font-weight-complex="bold"/>
    </style:style>
    <style:style style:name="P28"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officeooo:paragraph-rsid="002727d0" style:font-size-asian="12pt" style:font-name-complex="Times New Roman"/>
    </style:style>
    <style:style style:name="P29"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weight="normal" style:font-size-asian="12pt" style:font-weight-asian="normal" style:font-name-complex="Times New Roman" style:font-weight-complex="normal"/>
    </style:style>
    <style:style style:name="P30"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fo:font-weight="bold" officeooo:rsid="001839fa" officeooo:paragraph-rsid="001839fa" style:font-weight-asian="bold" style:font-weight-complex="bold"/>
    </style:style>
    <style:style style:name="P31"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style:font-size-asian="12pt" style:font-name-complex="Times New Roman"/>
    </style:style>
    <style:style style:name="P32"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normal" style:font-size-asian="12pt" style:font-weight-asian="normal" style:font-name-complex="Times New Roman" style:font-weight-complex="normal"/>
    </style:style>
    <style:style style:name="P33"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autospace="none" style:punctuation-wrap="simple" style:vertical-align="baseline" style:writing-mode="lr-tb"/>
      <style:text-properties style:font-name="Times New Roman" fo:font-size="12pt" fo:language="el" fo:country="GR" fo:font-weight="bold" style:font-size-asian="12pt" style:font-weight-asian="bold" style:font-name-complex="Times New Roman" style:font-weight-complex="bold"/>
    </style:style>
    <style:style style:name="P34" style:family="paragraph" style:parent-style-name="Standard">
      <loext:graphic-properties draw:fill="none"/>
      <style:paragraph-properties fo:margin-left="0.5in" fo:margin-right="0in" fo:text-align="start" style:justify-single-word="false" fo:orphans="2" fo:widows="2" fo:text-indent="0in" style:auto-text-indent="false" fo:break-before="page" fo:background-color="transparent" style:text-autospace="none" style:punctuation-wrap="simple" style:vertical-align="baseline" style:writing-mode="lr-tb"/>
      <style:text-properties style:font-name="Times New Roman" fo:font-size="12pt" fo:language="el" fo:country="GR" officeooo:rsid="001ffcbd" officeooo:paragraph-rsid="001ffcbd" style:font-size-asian="12pt" style:font-name-complex="Times New Roman"/>
    </style:style>
    <style:style style:name="P35" style:family="paragraph" style:parent-style-name="Standard">
      <style:paragraph-properties fo:margin-left="0in" fo:margin-right="0in" fo:text-align="start" style:justify-single-word="false" fo:text-indent="0.4925in" style:auto-text-indent="false"/>
      <style:text-properties style:font-name="Andale Mono" fo:font-size="10pt" fo:language="en" fo:country="US" style:font-size-asian="10pt" style:font-name-complex="Andale Mono"/>
    </style:style>
    <style:style style:name="P36" style:family="paragraph" style:parent-style-name="Standard">
      <style:paragraph-properties fo:margin-left="0.5in" fo:margin-right="0in" fo:text-align="start" style:justify-single-word="false" fo:text-indent="-0.25in" style:auto-text-indent="false">
        <style:tab-stops>
          <style:tab-stop style:position="0.5in"/>
        </style:tab-stops>
      </style:paragraph-properties>
      <style:text-properties officeooo:rsid="00364b6e" officeooo:paragraph-rsid="00364b6e" fo:background-color="transparent"/>
    </style:style>
    <style:style style:name="P37" style:family="paragraph" style:parent-style-name="Standard" style:list-style-name="WW8Num14">
      <style:paragraph-properties fo:text-align="start" style:justify-single-word="false"/>
      <style:text-properties style:font-name="Times New Roman" fo:font-size="12pt" fo:language="el" fo:country="GR" style:font-size-asian="12pt" style:font-name-complex="Times New Roman"/>
    </style:style>
    <style:style style:name="P38"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autospace="none" style:punctuation-wrap="simple" style:vertical-align="baseline" style:writing-mode="lr-tb"/>
      <style:text-properties style:font-name="Times New Roman" fo:font-size="12pt" fo:language="el" fo:country="GR" fo:font-style="normal" fo:font-weight="normal" officeooo:rsid="0029a165" officeooo:paragraph-rsid="0029a165" fo:background-color="transparent" style:font-size-asian="12pt" style:font-style-asian="normal" style:font-weight-asian="normal" style:font-name-complex="Times New Roman" style:font-style-complex="normal" style:font-weight-complex="normal"/>
    </style:style>
    <style:style style:name="P39" style:family="paragraph" style:parent-style-name="Standard" style:list-style-name="WW8Num18">
      <style:paragraph-properties fo:margin-left="0.5in" fo:margin-right="0in" fo:text-align="start" style:justify-single-word="false" fo:text-indent="-0.25in" style:auto-text-indent="false">
        <style:tab-stops>
          <style:tab-stop style:position="0.5in"/>
        </style:tab-stops>
      </style:paragraph-properties>
    </style:style>
    <style:style style:name="P40" style:family="paragraph" style:parent-style-name="Standard">
      <style:paragraph-properties fo:margin-left="0.5in" fo:margin-right="0in" fo:text-align="start" style:justify-single-word="false" fo:text-indent="-0.25in" style:auto-text-indent="false">
        <style:tab-stops>
          <style:tab-stop style:position="0.5in"/>
        </style:tab-stops>
      </style:paragraph-properties>
      <style:text-properties officeooo:paragraph-rsid="003a8139"/>
    </style:style>
    <style:style style:name="P41" style:family="paragraph" style:parent-style-name="Standard">
      <style:paragraph-properties fo:margin-left="0.5in" fo:margin-right="0in" fo:text-align="start" style:justify-single-word="false" fo:text-indent="-0.25in" style:auto-text-indent="false">
        <style:tab-stops>
          <style:tab-stop style:position="0.5in"/>
        </style:tab-stops>
      </style:paragraph-properties>
      <style:text-properties style:font-name="Times New Roman" fo:font-size="12pt" fo:language="el" fo:country="GR" fo:font-style="normal" fo:font-weight="bold" officeooo:rsid="0035ccf2" officeooo:paragraph-rsid="0035ccf2" fo:background-color="#ffff00" style:font-size-asian="12pt" style:font-style-asian="normal" style:font-weight-asian="bold" style:font-name-complex="Times New Roman" style:font-style-complex="normal" style:font-weight-complex="bold"/>
    </style:style>
    <style:style style:name="P42" style:family="paragraph" style:parent-style-name="Standard">
      <style:paragraph-properties fo:margin-left="0.5in" fo:margin-right="0in" fo:text-align="start" style:justify-single-word="false" fo:text-indent="-0.25in" style:auto-text-indent="false">
        <style:tab-stops>
          <style:tab-stop style:position="0.5in"/>
        </style:tab-stops>
      </style:paragraph-properties>
      <style:text-properties style:font-name="Times New Roman" fo:font-size="12pt" fo:language="el" fo:country="GR" fo:font-weight="bold" officeooo:rsid="00364b6e" officeooo:paragraph-rsid="00364b6e" fo:background-color="transparent" style:font-size-asian="12pt" style:font-weight-asian="bold" style:font-name-complex="Times New Roman" style:font-weight-complex="bold"/>
    </style:style>
    <style:style style:name="P43" style:family="paragraph" style:parent-style-name="Standard">
      <style:paragraph-properties fo:margin-left="0.5in" fo:margin-right="0in" fo:text-align="start" style:justify-single-word="false" fo:text-indent="-0.25in" style:auto-text-indent="false">
        <style:tab-stops>
          <style:tab-stop style:position="0.5in"/>
        </style:tab-stops>
      </style:paragraph-properties>
      <style:text-properties style:font-name="Times New Roman" fo:font-size="12pt" fo:language="el" fo:country="GR" fo:font-weight="bold" officeooo:rsid="003c6362" officeooo:paragraph-rsid="003c6362" fo:background-color="transparent" style:font-size-asian="12pt" style:font-weight-asian="bold" style:font-name-complex="Times New Roman" style:font-weight-complex="bold"/>
    </style:style>
    <style:style style:name="P44" style:family="paragraph" style:parent-style-name="Standard">
      <style:paragraph-properties fo:margin-left="0.5in" fo:margin-right="0in" fo:text-align="start" style:justify-single-word="false" fo:text-indent="-0.25in" style:auto-text-indent="false">
        <style:tab-stops>
          <style:tab-stop style:position="0.5in"/>
        </style:tab-stops>
      </style:paragraph-properties>
      <style:text-properties style:font-name="Times New Roman" fo:font-size="12pt" fo:language="el" fo:country="GR" fo:font-weight="bold" officeooo:rsid="003c6362" officeooo:paragraph-rsid="003c6362" fo:background-color="#ffff00" style:font-size-asian="12pt" style:font-weight-asian="bold" style:font-name-complex="Times New Roman" style:font-weight-complex="bold"/>
    </style:style>
    <style:style style:name="P45" style:family="paragraph" style:parent-style-name="Standard">
      <style:paragraph-properties fo:margin-left="0.5in" fo:margin-right="0in" fo:text-align="start" style:justify-single-word="false" fo:text-indent="-0.25in" style:auto-text-indent="false" fo:break-before="page">
        <style:tab-stops>
          <style:tab-stop style:position="0.5in"/>
        </style:tab-stops>
      </style:paragraph-properties>
      <style:text-properties fo:font-weight="bold" officeooo:rsid="0035ccf2" officeooo:paragraph-rsid="0035ccf2" style:font-weight-asian="bold" style:font-weight-complex="bold"/>
    </style:style>
    <style:style style:name="P46" style:family="paragraph" style:parent-style-name="Heading_20_1" style:master-page-name="Standard">
      <style:paragraph-properties fo:margin-top="0in" fo:margin-bottom="0in" loext:contextual-spacing="false" fo:line-height="100%" fo:text-align="center" style:justify-single-word="false" style:page-number="auto"/>
      <style:text-properties fo:font-size="16pt" style:text-underline-style="none" fo:font-weight="bold" style:font-size-asian="16pt" style:font-weight-asian="bold" style:font-weight-complex="bold"/>
    </style:style>
    <style:style style:name="P47" style:family="paragraph" style:parent-style-name="Heading_20_1">
      <style:paragraph-properties fo:margin-top="0in" fo:margin-bottom="0in" loext:contextual-spacing="false" fo:line-height="100%" fo:text-align="center" style:justify-single-word="false"/>
    </style:style>
    <style:style style:name="T1" style:family="text">
      <style:text-properties style:font-name="Times New Roman" fo:font-size="12pt" fo:language="el" fo:country="GR" style:font-size-asian="12pt" style:font-name-complex="Times New Roman"/>
    </style:style>
    <style:style style:name="T2" style:family="text">
      <style:text-properties style:font-name="Times New Roman" fo:font-size="12pt" fo:language="el" fo:country="GR" officeooo:rsid="001d4b2e" style:font-size-asian="12pt" style:font-name-complex="Times New Roman"/>
    </style:style>
    <style:style style:name="T3" style:family="text">
      <style:text-properties style:font-name="Times New Roman" fo:font-size="12pt" fo:language="el" fo:country="GR" officeooo:rsid="002358d1" style:font-size-asian="12pt" style:font-name-complex="Times New Roman"/>
    </style:style>
    <style:style style:name="T4" style:family="text">
      <style:text-properties style:font-name="Times New Roman" fo:font-size="12pt" fo:language="el" fo:country="GR" fo:font-weight="bold" style:font-size-asian="12pt" style:font-weight-asian="bold" style:font-name-complex="Times New Roman"/>
    </style:style>
    <style:style style:name="T5" style:family="text">
      <style:text-properties style:font-name="Times New Roman" fo:font-size="12pt" fo:language="el" fo:country="GR" fo:font-weight="bold" style:font-size-asian="12pt" style:font-weight-asian="bold" style:font-name-complex="Times New Roman" style:font-weight-complex="bold"/>
    </style:style>
    <style:style style:name="T6" style:family="text">
      <style:text-properties style:font-name="Times New Roman" fo:font-size="12pt" fo:language="el" fo:country="GR" fo:font-weight="bold" officeooo:rsid="001d4b2e" style:font-size-asian="12pt" style:font-weight-asian="bold" style:font-name-complex="Times New Roman" style:font-weight-complex="bold"/>
    </style:style>
    <style:style style:name="T7" style:family="text">
      <style:text-properties style:font-name="Times New Roman" fo:font-size="12pt" fo:language="el" fo:country="GR" fo:font-weight="bold" officeooo:rsid="00364b6e" style:font-size-asian="12pt" style:font-weight-asian="bold" style:font-name-complex="Times New Roman" style:font-weight-complex="bold"/>
    </style:style>
    <style:style style:name="T8" style:family="text">
      <style:text-properties style:font-name="Times New Roman" fo:font-size="12pt" fo:language="el" fo:country="GR" fo:font-weight="bold" officeooo:rsid="003a8139" style:font-size-asian="12pt" style:font-weight-asian="bold" style:font-name-complex="Times New Roman" style:font-weight-complex="bold"/>
    </style:style>
    <style:style style:name="T9" style:family="text">
      <style:text-properties style:font-name="Times New Roman" fo:font-size="12pt" fo:language="el" fo:country="GR" fo:font-weight="bold" fo:background-color="#ffff00" loext:char-shading-value="0" style:font-size-asian="12pt" style:font-weight-asian="bold" style:font-name-complex="Times New Roman" style:font-weight-complex="bold"/>
    </style:style>
    <style:style style:name="T10" style:family="text">
      <style:text-properties style:font-name="Times New Roman" fo:font-size="12pt" fo:language="el" fo:country="GR" fo:font-weight="bold" officeooo:rsid="00364b6e" fo:background-color="#ffff00" loext:char-shading-value="0" style:font-size-asian="12pt" style:font-weight-asian="bold" style:font-name-complex="Times New Roman" style:font-weight-complex="bold"/>
    </style:style>
    <style:style style:name="T11" style:family="text">
      <style:text-properties style:font-name="Times New Roman" fo:font-size="12pt" fo:language="el" fo:country="GR" fo:font-weight="bold" officeooo:rsid="00364b6e" fo:background-color="transparent" loext:char-shading-value="0" style:font-size-asian="12pt" style:font-weight-asian="bold" style:font-name-complex="Times New Roman" style:font-weight-complex="bold"/>
    </style:style>
    <style:style style:name="T12" style:family="text">
      <style:text-properties style:font-name="Times New Roman" fo:font-size="12pt" fo:language="el" fo:country="GR" fo:font-weight="bold" officeooo:rsid="00364b6e" fo:background-color="transparent" loext:char-shading-value="0" style:font-size-asian="12pt" style:font-weight-asian="bold" style:font-name-complex="Times New Roman" style:font-weight-complex="bold"/>
    </style:style>
    <style:style style:name="T13" style:family="text">
      <style:text-properties style:font-name="Times New Roman" fo:font-size="12pt" fo:language="el" fo:country="GR" fo:font-style="italic" fo:font-weight="bold" style:font-size-asian="12pt" style:font-style-asian="italic" style:font-weight-asian="bold" style:font-name-complex="Times New Roman"/>
    </style:style>
    <style:style style:name="T14" style:family="text">
      <style:text-properties style:font-name="Times New Roman" fo:font-size="12pt" fo:language="el" fo:country="GR" fo:font-style="italic" style:font-size-asian="12pt" style:font-style-asian="italic" style:font-name-complex="Times New Roman" style:font-style-complex="italic"/>
    </style:style>
    <style:style style:name="T15" style:family="text">
      <style:text-properties style:font-name="Times New Roman" fo:font-size="12pt" fo:language="el" fo:country="GR" fo:font-style="italic" fo:background-color="#ffff00" loext:char-shading-value="0" style:font-size-asian="12pt" style:font-style-asian="italic" style:font-name-complex="Times New Roman" style:font-style-complex="italic"/>
    </style:style>
    <style:style style:name="T16" style:family="text">
      <style:text-properties style:font-name="Times New Roman" fo:font-size="12pt" fo:language="el" fo:country="GR" officeooo:rsid="002358d1" fo:background-color="#fff200" loext:char-shading-value="0" style:font-size-asian="12pt" style:font-name-complex="Times New Roman"/>
    </style:style>
    <style:style style:name="T17" style:family="text">
      <style:text-properties style:font-name="Times New Roman" fo:font-size="12pt" fo:language="el" fo:country="GR" fo:font-style="normal" style:font-size-asian="12pt" style:font-style-asian="normal" style:font-name-complex="Times New Roman" style:font-style-complex="normal"/>
    </style:style>
    <style:style style:name="T18" style:family="text">
      <style:text-properties style:font-name="Times New Roman" fo:font-size="12pt" fo:language="el" fo:country="GR" fo:font-style="normal" fo:background-color="#ffff00" loext:char-shading-value="0" style:font-size-asian="12pt" style:font-style-asian="normal" style:font-name-complex="Times New Roman" style:font-style-complex="normal"/>
    </style:style>
    <style:style style:name="T19" style:family="text">
      <style:text-properties style:font-name="Times New Roman" fo:font-size="12pt" fo:language="el" fo:country="GR" fo:font-style="normal" fo:background-color="transparent" loext:char-shading-value="0" style:font-size-asian="12pt" style:font-style-asian="normal" style:font-name-complex="Times New Roman" style:font-style-complex="normal"/>
    </style:style>
    <style:style style:name="T20" style:family="text">
      <style:text-properties style:font-name="Times New Roman" fo:font-size="12pt" fo:language="el" fo:country="GR" fo:background-color="#ffff00" loext:char-shading-value="0" style:font-size-asian="12pt" style:font-name-complex="Times New Roman"/>
    </style:style>
    <style:style style:name="T21" style:family="text">
      <style:text-properties style:font-name="Times New Roman" fo:font-size="12pt" style:font-size-asian="12pt" style:font-name-complex="Times New Roman"/>
    </style:style>
    <style:style style:name="T22" style:family="text">
      <style:text-properties style:font-name="Times New Roman" fo:font-size="12pt" fo:language="en" fo:country="US" style:font-size-asian="12pt" style:font-name-complex="Times New Roman"/>
    </style:style>
    <style:style style:name="T23" style:family="text">
      <style:text-properties style:font-name="Times New Roman" fo:font-size="12pt" fo:language="en" fo:country="US" fo:font-weight="bold" style:font-size-asian="12pt" style:font-weight-asian="bold" style:font-name-complex="Times New Roman"/>
    </style:style>
    <style:style style:name="T24" style:family="text">
      <style:text-properties style:font-name="Times New Roman" fo:font-size="12pt" fo:language="en" fo:country="US" fo:font-style="italic" fo:font-weight="bold" style:font-size-asian="12pt" style:font-style-asian="italic" style:font-weight-asian="bold" style:font-name-complex="Times New Roman"/>
    </style:style>
    <style:style style:name="T25" style:family="text">
      <style:text-properties style:font-name="Times New Roman" fo:font-size="12pt" fo:language="en" fo:country="US" fo:font-style="italic" style:font-size-asian="12pt" style:font-style-asian="italic" style:font-name-complex="Times New Roman"/>
    </style:style>
    <style:style style:name="T26" style:family="text">
      <style:text-properties fo:font-weight="bold" style:font-weight-asian="bold" style:font-weight-complex="bold"/>
    </style:style>
    <style:style style:name="T27" style:family="text">
      <style:text-properties fo:font-weight="bold" officeooo:rsid="001e9680" style:font-weight-asian="bold" style:font-weight-complex="bold"/>
    </style:style>
    <style:style style:name="T28" style:family="text">
      <style:text-properties fo:font-weight="bold" officeooo:rsid="001e9680" fo:background-color="#ffff00" loext:char-shading-value="0" style:font-weight-asian="bold" style:font-weight-complex="bold"/>
    </style:style>
    <style:style style:name="T29" style:family="text">
      <style:text-properties fo:language="en" fo:country="US"/>
    </style:style>
    <style:style style:name="T30" style:family="text">
      <style:text-properties style:font-name="Andale Mono" fo:font-size="10pt" fo:language="el" fo:country="GR" style:font-size-asian="10pt" style:font-name-complex="Andale Mono"/>
    </style:style>
    <style:style style:name="T31" style:family="text">
      <style:text-properties style:font-name="Andale Mono" fo:font-size="10pt" fo:language="el" fo:country="GR" officeooo:rsid="003a8139" style:font-size-asian="10pt" style:font-name-complex="Andale Mono"/>
    </style:style>
    <style:style style:name="T32" style:family="text">
      <style:text-properties style:font-name="Andale Mono" fo:font-size="8pt" fo:language="el" fo:country="GR" style:font-size-asian="8pt" style:font-name-complex="Andale Mono" style:font-size-complex="8pt"/>
    </style:style>
    <style:style style:name="T33" style:family="text">
      <style:text-properties style:font-name="Andale Mono" fo:font-size="9pt" fo:language="en" fo:country="US" style:font-size-asian="9pt" style:font-name-complex="Andale Mono" style:font-size-complex="9pt"/>
    </style:style>
    <style:style style:name="T34" style:family="text">
      <style:text-properties style:font-name="Andale Mono" fo:font-size="9pt" fo:language="el" fo:country="GR" style:font-size-asian="9pt" style:font-name-complex="Andale Mono" style:font-size-complex="9pt"/>
    </style:style>
    <style:style style:name="T35" style:family="text">
      <style:text-properties officeooo:rsid="0025c0e3"/>
    </style:style>
    <style:style style:name="T36" style:family="text">
      <style:text-properties officeooo:rsid="00282997"/>
    </style:style>
    <style:style style:name="T37" style:family="text">
      <style:text-properties fo:font-style="italic" officeooo:rsid="00282997"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282997" style:font-style-asian="normal" style:font-style-complex="normal"/>
    </style:style>
    <style:style style:name="T40" style:family="text">
      <style:text-properties fo:font-style="normal" fo:background-color="#fff200" loext:char-shading-value="0" style:font-style-asian="normal" style:font-style-complex="normal"/>
    </style:style>
    <style:style style:name="T41" style:family="text">
      <style:text-properties fo:font-style="normal" officeooo:rsid="0029a165" fo:background-color="#fff200" loext:char-shading-value="0" style:font-style-asian="normal" style:font-style-complex="normal"/>
    </style:style>
    <style:style style:name="T42" style:family="text">
      <style:text-properties fo:background-color="#fff200" loext:char-shading-value="0"/>
    </style:style>
    <style:style style:name="T43" style:family="text">
      <style:text-properties officeooo:rsid="0030a40f"/>
    </style:style>
    <style:style style:name="T44" style:family="text">
      <style:text-properties fo:background-color="#ffff00" loext:char-shading-value="0"/>
    </style:style>
    <style:style style:name="T45" style:family="text">
      <style:text-properties officeooo:rsid="0033c792" fo:background-color="#ffff00" loext:char-shading-value="0"/>
    </style:style>
    <style:style style:name="T46" style:family="text">
      <style:text-properties officeooo:rsid="003a8139"/>
    </style:style>
    <style:style style:name="T47"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Διαχείριση Δικτύων – Ευφυή Δίκτυα</text:h>
      <text:p text:style-name="P9"/>
      <text:h text:style-name="P47" text:outline-level="1"><text:span text:style-name="T29">4</text:span>η Ομάδα Ασκήσεων</text:h>
      <text:p text:style-name="P2">Άσκηση 1 </text:p>
      <text:p text:style-name="P2"/>
      <text:p text:style-name="P1">Στο αρχείο trace_b.cap έχουν καταγραφεί τα πακέτα που πέρασαν από τον κόμβο <text:span text:style-name="T26">cornuto.netmode.ece.ntua.gr</text:span> σε ένα χρονικό διάστημα κάποιων δευτερολέπτων. Για την καταγραφή των πακέτων χρησιμοποιήθηκε το πρόγραμμα tcpdump. Στο διάστημα αυτό έτρεξαν τέσσερις εντολές ping, και ζητήθηκαν πληροφορίες DNS από τον Name Server <text:span text:style-name="T26">ulysses.noc.ntua.gr</text:span>. Με τη χρήση του προγράμματος wireshark αναζητήστε στο παραπάνω αρχείο τις απαντήσεις στα παρακάτω ερωτήματα:</text:p>
      <text:p text:style-name="P1"/>
      <text:list xml:id="list3163743350" text:style-name="WW8Num14">
        <text:list-item>
          <text:p text:style-name="P37">Ο διαχειριστής του cornuto.netmode.ntua.gr έσβησε τον πίνακα ARP του κόμβου και στην συνέχεια πραγματοποίησε δύο ping ερωτήματα. Σε ποιους κόμβους - προορισμούς (IP address &amp; DNS name) έγιναν τα ping ερωτήματα (τα δύο πρώτα); Τι πληροφορίες - πακέτα ανταλλάχθηκαν πριν την πραγματοποίηση των ping ερωτημάτων; Εξηγήστε</text:p>
        </text:list-item>
      </text:list>
      <text:p text:style-name="P1"><text:tab/></text:p>
      <text:p text:style-name="P8"><text:span text:style-name="T1"><text:tab/></text:span><text:span text:style-name="T6">Αρχικά, βρίσκουμε τη διεύθυνση IP του μηχανήματος <text:tab/>(cornuto.netmode.ece.ntua.gr =&gt; 147.102.13.30)</text:span></text:p>
      <text:p text:style-name="P1"><text:tab/></text:p>
      <text:p text:style-name="P30"><text:span text:style-name="T2">E</text:span><text:span text:style-name="T1">φαρμόζουμε φίλτρο </text:span><text:span text:style-name="T3">(</text:span><text:span text:style-name="T16">icmp.type==8</text:span><text:span text:style-name="T3">)</text:span><text:span text:style-name="T1"> ώστε να εμφανιστούν μονο τα πακετα ενδιαφέροντος:</text:span></text:p>
      <text:p text:style-name="P15"/>
      <text:p text:style-name="P12">netmg034@maria ~&gt; host 147.102.13.1 <text:s text:c="8"/></text:p>
      <text:p text:style-name="P12">1.13.102.147.in-addr.arpa domain name pointer averel.netmode.ece.ntua.gr.</text:p>
      <text:p text:style-name="P12"/>
      <text:p text:style-name="P12">netmg034@maria ~&gt; host 192.108.114.2</text:p>
      <text:p text:style-name="P12">Host 2.114.108.192.in-addr.arpa. not found: 3(NXDOMAIN)</text:p>
      <text:p text:style-name="P14">&gt;&gt; IP: 192.108.114.2, Name: duth.gr</text:p>
      <text:p text:style-name="P12"/>
      <text:p text:style-name="P12">netmg034@maria ~&gt; host 195.134.71.229</text:p>
      <text:p text:style-name="P12">Host 229.71.134.195.in-addr.arpa. not found: 3(NXDOMAIN)</text:p>
      <text:p text:style-name="P13"><text:span text:style-name="T35">&gt;&gt; </text:span>IP: 195.134.71.229, Name: sites.uoa.gr</text:p>
      <text:p text:style-name="P12"/>
      <text:p text:style-name="P12">netmg034@maria ~&gt; host 155.207.1.12 <text:s/></text:p>
      <text:p text:style-name="P12">12.1.207.155.in-addr.arpa domain name pointer <text:a xlink:type="simple" xlink:href="http://www.ccf.auth.gr/" text:style-name="Internet_20_link" text:visited-style-name="Visited_20_Internet_20_Link">www.ccf.auth.gr</text:a>.</text:p>
      <text:p text:style-name="P1"/>
      <text:list xml:id="list171345302538976" text:continue-numbering="true" text:style-name="WW8Num14">
        <text:list-item>
          <text:p text:style-name="P37">Τι πληροφορία ζητήθηκε από τον Name Server ulysses.noc.ntua.gr; Ποιο πρωτόκολλο μεταφοράς χρησιμοποιήθηκε; Καταγράψτε τα identification numbers της IP επικεφαλίδας των πακέτων της απάντησης. Αποτέλεσμα ποιας εντολής είναι η ακουλουθία των πακέτων; </text:p>
        </text:list-item>
      </text:list>
      <text:p text:style-name="P1"><text:tab/></text:p>
      <text:p text:style-name="P31"><text:span text:style-name="T27">Εφαρμόζουμε κατάλληλο φίλτρο (ip.dst==147.102.222.230) και παρατηρουμε ότι στάληκε αίτημα ZONE-TRANSFER (</text:span><text:span text:style-name="T28">AXFR</text:span><text:span text:style-name="T27">) για το domain: netmode.ece.ntua.gr.</text:span></text:p>
      <text:p text:style-name="P34"><text:span text:style-name="T27">Τ</text:span><text:span text:style-name="T26">ο πακέτο όπως φαίνεται στο wireshark:</text:span></text:p>
      <text:p text:style-name="P32">110<text:tab/>0.000055<text:tab/>147.102.13.30<text:tab/>147.102.222.230<text:tab/>DNS<text:tab/>105<text:tab/>Standard query 0x20e4 AXFR netmode.ece.ntua.gr</text:p>
      <text:p text:style-name="P29"/>
      <text:p text:style-name="P16">To πρωτόκολλο που χρησιμοποιήθηκε είναι το DNS για την ερώτηση: </text:p>
      <text:p text:style-name="P23">dig @ulysses.noc.ntua.gr netmode.ece.ntua.gr</text:p>
      <text:p text:style-name="P16"/>
      <text:p text:style-name="P26">DNS Query:</text:p>
      <text:p text:style-name="P16">Identification: 0x7ad6 (31446)</text:p>
      <text:p text:style-name="P26">DNS Response:</text:p>
      <text:p text:style-name="P17">Identification: 0xb25b (45659)</text:p>
      <text:p text:style-name="P17"/>
      <text:p text:style-name="P1"><text:tab/></text:p>
      <text:list xml:id="list171345616138942" text:continue-numbering="true" text:style-name="WW8Num14">
        <text:list-item>
          <text:p text:style-name="P37">Αναφορικά με το ping στον κόμβο www.uoa.gr: Τι πληροφορία ενθυλακώθηκε στην απάντηση του ερωτήματος; Εξηγήστε. Αποτέλεσμα ποιας εντολής είναι η ακολουθία των πακέτων;</text:p>
        </text:list-item>
      </text:list>
      <text:p text:style-name="P31"/>
      <text:p text:style-name="P18">Στην απάντηση που λαμβάνουμε απο τον κόμβο 195.134.71.229 <text:span text:style-name="T36">ενθυλακώνονται στο πακέτο IP στο πεδίο </text:span><text:span text:style-name="T37">options</text:span><text:span text:style-name="T39"> πληροφορίες για τη διαδρομή του πακέτου.</text:span></text:p>
      <text:p text:style-name="P19"><text:span text:style-name="T39">Σ</text:span><text:span text:style-name="T38">υνεπώς εκτελέστηκε η εντολή: </text:span><text:span text:style-name="T40">ping -R </text:span><text:span text:style-name="T41">uoa.gr</text:span></text:p>
      <text:p text:style-name="P38">ntua-uoa.core.ntua.gr (147.102.224.33)</text:p>
      <text:p text:style-name="P38">195.134.71.1 (195.134.71.1)</text:p>
      <text:p text:style-name="P38">195.134.71.229 (195.134.71.229)</text:p>
      <text:p text:style-name="P38">195.134.71.229 (195.134.71.229)</text:p>
      <text:p text:style-name="P38">147.102.224.34 (147.102.224.34)</text:p>
      <text:p text:style-name="P38">router.netmode.ece.ntua.gr (147.102.13.200)</text:p>
      <text:p text:style-name="P28"/>
      <text:list xml:id="list171345577883389" text:continue-numbering="true" text:style-name="WW8Num14">
        <text:list-item>
          <text:p text:style-name="P37">Αναφορικά με το ping στον κόμβο www.auth.gr: Γιατί παρατηρούνται πολλαπλά πακέτα ερώτησης / απάντησης; Εξηγήστε. Αποτέλεσμα ποιας εντολής είναι η ακολουθία των πακέτων;</text:p>
        </text:list-item>
      </text:list>
      <text:p text:style-name="P20">Συγκεκριμένα παρατηρούμε οτι η απάντηση έχει κατατμηθεί σε συνολικά τρία (3) fragments των <text:span text:style-name="T42">1480, 1480, 48 bytes.</text:span></text:p>
      <text:p text:style-name="P21">Παρατηρώντας το ICMP ECHO REQUEST που στάληκε στον κόμβο του auth.gr, βλέπουμε οτι το μέγεθος των δεδομένων (DATA) ειναι 2992 bytes και το οποίο στάληκε (ομοίως με την απάντηση) σε τρία (3) τμήματα (fragments). <text:span text:style-name="T43">Απ’ αυτό καταλαβαίνουμε ότι η MTU = 1500 bytes – αφου</text:span></text:p>
      <text:p text:style-name="P24">1480 (data) + 20 (header) = 1500 bytes</text:p>
      <text:p text:style-name="P25">Η εντολή που εκτελέστηκε: <text:span text:style-name="T45">ping -s 2992 auth.gr</text:span></text:p>
      <text:p text:style-name="P20"/>
      <text:p text:style-name="P1"/>
      <text:p text:style-name="P2">Άσκηση 2</text:p>
      <text:p text:style-name="P4"/>
      <text:p text:style-name="P1">Με τη βοήθεια του εργαλείου «openssl» ζητούνται να εκτελεστούν τα παρακάτω βήματα και να απαντηθούν οι αντίστοιχες ερωτήσεις:</text:p>
      <text:p text:style-name="P1"/>
      <text:list xml:id="list3632334806" text:style-name="WW8Num18">
        <text:list-item>
          <text:p text:style-name="P39"><text:span text:style-name="T1">Δημιουργία ενός πιστοποιητικού το οποίο να είναι υπογεγραμμένο από την αρχή πιστοποίησης (</text:span><text:span text:style-name="T21">certificate</text:span><text:span text:style-name="T1"> </text:span><text:span text:style-name="T21">authority</text:span><text:span text:style-name="T1">) που βρίσκεται στο μηχάνημα </text:span><text:span text:style-name="T22">maria</text:span><text:span text:style-name="T1">.</text:span><text:span text:style-name="T22">netmode</text:span><text:span text:style-name="T1">.</text:span><text:span text:style-name="T22">ntua</text:span><text:span text:style-name="T1">.</text:span><text:span text:style-name="T22">gr</text:span><text:span text:style-name="T1">. Εξηγήστε τα βήματα που απαιτούνται και καταγράψτε τις αντίστοιχες εντολές.</text:span></text:p>
        </text:list-item>
      </text:list>
      <text:p text:style-name="P45"><text:span text:style-name="T17">Δημιουργουμε τα αρχεία που χρειαζεται το /</text:span><text:span text:style-name="T14">usr/lib/ssl/openssl.cnf:</text:span></text:p>
      <text:p text:style-name="P41">mkdir -p newcerts</text:p>
      <text:p text:style-name="P41">touch ~/index.txt{,.attr}</text:p>
      <text:p text:style-name="P41">echo “01” &gt; ~/serial</text:p>
      <text:p text:style-name="P40"><text:span text:style-name="T7">Δημιουργουμε το </text:span><text:span text:style-name="T8">private key:</text:span><text:span text:style-name="T7"> </text:span></text:p>
      <text:p text:style-name="P40"><text:span text:style-name="T12"><text:tab/></text:span><text:span text:style-name="T10">netmg034@maria ~&gt; openssl genrsa -aes128 -out nm34.key 2048 </text:span></text:p>
      <text:p text:style-name="P42"><text:span text:style-name="T46">Δημιουργ</text:span>ουμε το certificate <text:span text:style-name="T46">sign request (CSR)</text:span>:</text:p>
      <text:p text:style-name="P36"><text:span text:style-name="T5"><text:tab/></text:span><text:span text:style-name="T9">netmg034@maria ~&gt; openssl req -new -key nm34.key -out nm34.csr</text:span></text:p>
      <text:p text:style-name="P43">Υπογράφουμε το certificate (selfsign):</text:p>
      <text:p text:style-name="P43"><text:tab/><text:span text:style-name="T44">netmg034@maria ~&gt; openssl x509 -req -days 365 -in nm34.csr \</text:span></text:p>
      <text:p text:style-name="P44"><text:span text:style-name="T47"><text:tab/><text:tab/><text:tab/><text:tab/></text:span>-signkey nm34.key -out nm34.crt</text:p>
      <text:list xml:id="list171343979754892" text:continue-numbering="true" text:style-name="WW8Num18">
        <text:list-item>
          <text:p text:style-name="P39"><text:span text:style-name="T1">Με χρήση της εντολής <text:line-break/></text:span><text:span text:style-name="T33">openssl</text:span><text:span text:style-name="T34"> </text:span><text:span text:style-name="T33">s</text:span><text:span text:style-name="T34">_</text:span><text:span text:style-name="T33">client</text:span><text:span text:style-name="T34"> -</text:span><text:span text:style-name="T33">state</text:span><text:span text:style-name="T34"> -</text:span><text:span text:style-name="T33">host</text:span><text:span text:style-name="T34"> </text:span><text:span text:style-name="T33">netmg</text:span><text:span text:style-name="T34">.</text:span><text:span text:style-name="T33">netmode</text:span><text:span text:style-name="T34">.</text:span><text:span text:style-name="T33">ntua</text:span><text:span text:style-name="T34">.</text:span><text:span text:style-name="T33">gr</text:span><text:span text:style-name="T34"> -</text:span><text:span text:style-name="T33">port</text:span><text:span text:style-name="T34"> 443 –</text:span><text:span text:style-name="T33">tls</text:span><text:span text:style-name="T34">1</text:span><text:span text:style-name="T30"><text:line-break/></text:span><text:span text:style-name="T1">δοκιμάστε να συνδεθείτε στον </text:span><text:span text:style-name="T22">secure</text:span><text:span text:style-name="T1"> </text:span><text:span text:style-name="T22">web</text:span><text:span text:style-name="T1"> </text:span><text:span text:style-name="T22">server</text:span><text:span text:style-name="T1"> που λειτουργεί στο μηχάνημα </text:span><text:span text:style-name="T22">netmg</text:span><text:span text:style-name="T1">.</text:span><text:span text:style-name="T22">netmode</text:span><text:span text:style-name="T1">.</text:span><text:span text:style-name="T22">ntua</text:span><text:span text:style-name="T1">.</text:span><text:span text:style-name="T22">gr</text:span><text:span text:style-name="T1"> (</text:span><text:span text:style-name="T22">port</text:span><text:span text:style-name="T1"> 443). Εξηγήστε τι συμβαίνει.</text:span></text:p>
        </text:list-item>
      </text:list>
      <text:p text:style-name="P10"/>
      <text:p text:style-name="P33">netmg034@maria ~&gt; openssl s_client -state -host netmg.netmode.ntua.gr -port 443 <text:s text:c="25"/></text:p>
      <text:p text:style-name="P22">CONNECTED(00000003)</text:p>
      <text:p text:style-name="P22">SSL_connect:before SSL initialization</text:p>
      <text:p text:style-name="P22">SSL_connect:SSLv3/TLS write client hello</text:p>
      <text:p text:style-name="P22">SSL_connect:<text:span text:style-name="T44">error in SSLv3/TLS write client hello</text:span></text:p>
      <text:p text:style-name="P22">write:errno=0</text:p>
      <text:p text:style-name="P22">---</text:p>
      <text:p text:style-name="P27">no peer certificate available</text:p>
      <text:p text:style-name="P22">---</text:p>
      <text:p text:style-name="P27">No client certificate CA names sent</text:p>
      <text:p text:style-name="P22">---</text:p>
      <text:p text:style-name="P22">SSL handshake has read 0 bytes and written 176 bytes</text:p>
      <text:p text:style-name="P22">Verification: OK</text:p>
      <text:p text:style-name="P22">---</text:p>
      <text:p text:style-name="P22">New, (NONE), Cipher is (NONE)</text:p>
      <text:p text:style-name="P22">Secure Renegotiation IS NOT supported</text:p>
      <text:p text:style-name="P22">Compression: NONE</text:p>
      <text:p text:style-name="P22">Expansion: NONE</text:p>
      <text:p text:style-name="P22">No ALPN negotiated</text:p>
      <text:p text:style-name="P22">SSL-Session:</text:p>
      <text:p text:style-name="P22"><text:s text:c="4"/>Protocol <text:s/>: TLSv1.2</text:p>
      <text:p text:style-name="P22"><text:s text:c="4"/>Cipher <text:s text:c="3"/>: 0000</text:p>
      <text:p text:style-name="P22"><text:s text:c="4"/>Session-ID: </text:p>
      <text:p text:style-name="P22"><text:s text:c="4"/>Session-ID-ctx: </text:p>
      <text:p text:style-name="P22"><text:s text:c="4"/>Master-Key: </text:p>
      <text:p text:style-name="P22"><text:s text:c="4"/>PSK identity: None</text:p>
      <text:p text:style-name="P22"><text:s text:c="4"/>PSK identity hint: None</text:p>
      <text:p text:style-name="P22"><text:s text:c="4"/>SRP username: None</text:p>
      <text:p text:style-name="P22"><text:s text:c="4"/>Start Time: 1542033760</text:p>
      <text:p text:style-name="P22"><text:s text:c="4"/>Timeout <text:s text:c="2"/>: 7200 (sec)</text:p>
      <text:p text:style-name="P22"><text:s text:c="4"/>Verify return code: 0 (ok)</text:p>
      <text:p text:style-name="P22"><text:s text:c="4"/>Extended master secret: no</text:p>
      <text:p text:style-name="P22">---</text:p>
      <text:p text:style-name="P10"><text:soft-page-break/></text:p>
      <text:list xml:id="list171344157631219" text:continue-numbering="true" text:style-name="WW8Num18">
        <text:list-item>
          <text:p text:style-name="P39"><text:span text:style-name="T1">Στη συνέχεια δοκιμάστε ξανά τη σύνδεση με χρήση της εντολής<text:line-break/><text:line-break/></text:span><text:span text:style-name="T30">openssl s_client -state -host netmg.netmode.ntua.gr -port 443 -cert </text:span><text:span text:style-name="T31">ca</text:span><text:span text:style-name="T30"> -key &lt;private key file&gt; -tls1</text:span><text:span text:style-name="T32"><text:line-break/></text:span><text:span text:style-name="T1"><text:line-break/>και του πιστοποιητικού που δημιουργήσατε στο πρώτο βήμα. Εξηγήστε τι συμβαίνει σε αυτήν την περίπτωση. Ποιο είναι το </text:span><text:span text:style-name="T22">Common</text:span><text:span text:style-name="T1"> </text:span><text:span text:style-name="T22">Name</text:span><text:span text:style-name="T1"> (</text:span><text:span text:style-name="T22">CN</text:span><text:span text:style-name="T1">) του </text:span><text:span text:style-name="T22">web</text:span><text:span text:style-name="T1"> </text:span><text:span text:style-name="T22">server</text:span><text:span text:style-name="T1">; Ποια αρχή πιστοποίησης έχει υπογράψει το πιστοποιητικό του </text:span><text:span text:style-name="T22">web</text:span><text:span text:style-name="T1"> </text:span><text:span text:style-name="T22">server</text:span><text:span text:style-name="T1">; Από ποια πιστοποιημένη αρχή πρέπει να είναι υπογεγραμμένα τα πιστοποιητικά των χρηστών ώστε να μπορούν να συνδεθούν με τον συγκεκριμένο </text:span><text:span text:style-name="T22">web</text:span><text:span text:style-name="T1"> </text:span><text:span text:style-name="T22">server</text:span><text:span text:style-name="T1">;</text:span></text:p>
        </text:list-item>
      </text:list>
      <text:p text:style-name="P10"/>
      <text:list xml:id="list171343819206696" text:continue-numbering="true" text:style-name="WW8Num18">
        <text:list-item>
          <text:p text:style-name="P39"><text:span text:style-name="T1">Αφού γίνει η σύνδεση πληκτρολογήστε:<text:line-break/><text:line-break/></text:span><text:span text:style-name="T30">GET /netmg.php HTTP/1.0 </text:span><text:span text:style-name="T1">&lt;Enter&gt; &lt;Enter&gt;</text:span><text:span text:style-name="T30"><text:line-break/></text:span></text:p>
        </text:list-item>
      </text:list>
      <text:p text:style-name="P11">Τι εμφανίζεται με την εκτέλεση της παραπάνω εντολής;</text:p>
      <text:p text:style-name="P3"><text:tab/></text:p>
      <text:p text:style-name="P3"/>
      <text:p text:style-name="P7"><text:span text:style-name="T1">Πριν ξεκινήσετε την διαδικασία δημιουργίας του πιστοποιητικού πρέπει να δημιουργήσετε τα αρχεία index.txt και </text:span><text:span text:style-name="T22">serial</text:span><text:span text:style-name="T1"> καθώς και τον φάκελο </text:span><text:span text:style-name="T22">newcerts</text:span><text:span text:style-name="T1"> με τις παρακάτω εντολές:</text:span></text:p>
      <text:p text:style-name="P35">mkdir newcerts</text:p>
      <text:p text:style-name="P35">touch <text:s/>~/index.txt<text:line-break/> <text:s text:c="5"/>touch <text:s/>~/index.txt.attr</text:p>
      <text:p text:style-name="P35">echo "01" &gt; ~/serial</text:p>
      <text:p text:style-name="P35"/>
      <text:p text:style-name="P2"/>
      <text:p text:style-name="P7"><text:span text:style-name="T4">Άσκηση</text:span><text:span text:style-name="T23"> 3</text:span></text:p>
      <text:p text:style-name="P4"/>
      <text:p text:style-name="P7"><text:span text:style-name="T1">Δημιουργείστε στον κόμβο </text:span><text:span text:style-name="T24">maria</text:span><text:span text:style-name="T1"> ένα ζεύγος κλειδιών </text:span><text:span text:style-name="T22">RSA</text:span><text:span text:style-name="T1"> με χρήση των εντολών </text:span><text:span text:style-name="T22">ssh</text:span><text:span text:style-name="T1">-</text:span><text:span text:style-name="T22">keygen</text:span><text:span text:style-name="T1"> ή </text:span><text:span text:style-name="T22">openssl</text:span><text:span text:style-name="T1">. Επίσης, δημιουργείστε το αρχείο </text:span><text:span text:style-name="T13">~/.</text:span><text:span text:style-name="T24">ssh</text:span><text:span text:style-name="T13">/</text:span><text:span text:style-name="T24">authorized</text:span><text:span text:style-name="T13">_</text:span><text:span text:style-name="T24">keys</text:span><text:span text:style-name="T1"> και εισάγετε σε αυτό το </text:span><text:span text:style-name="T22">public</text:span><text:span text:style-name="T1"> </text:span><text:span text:style-name="T22">key</text:span><text:span text:style-name="T1"> του ζεύγους.</text:span></text:p>
      <text:p text:style-name="P7"><text:span text:style-name="T1">Κατεβάστε το στον υπολογιστή σας με </text:span><text:span text:style-name="T22">scp</text:span><text:span text:style-name="T1"> / </text:span><text:span text:style-name="T22">sftp</text:span><text:span text:style-name="T1"> / </text:span><text:span text:style-name="T22">sftp</text:span><text:span text:style-name="T1"> </text:span><text:span text:style-name="T22">client</text:span><text:span text:style-name="T1">. <text:s/></text:span></text:p>
      <text:p text:style-name="P7"><text:span text:style-name="T1">Πλέον μπορείτε να συνδεθείτε στον κόμβο </text:span><text:span text:style-name="T24">maria</text:span><text:span text:style-name="T13"> </text:span><text:span text:style-name="T1">με χρήση του </text:span><text:span text:style-name="T22">private</text:span><text:span text:style-name="T1"> </text:span><text:span text:style-name="T22">key</text:span><text:span text:style-name="T1"> αντί για </text:span><text:span text:style-name="T22">password</text:span><text:span text:style-name="T1">.</text:span></text:p>
      <text:p text:style-name="P7"><text:span text:style-name="T1">Παράδειγμα από περιβάλλον </text:span><text:span text:style-name="T22">UNIX</text:span><text:span text:style-name="T1">:</text:span></text:p>
      <text:p text:style-name="P7"><text:span text:style-name="T25">ssh </text:span><text:a xlink:type="simple" xlink:href="mailto:netmgXXX@maria.netmode.ntua.gr" text:style-name="Internet_20_link" text:visited-style-name="Visited_20_Internet_20_Link"><text:span text:style-name="Internet_20_link"><text:span text:style-name="T25">netmgXXX@maria.netmode.ntua.gr</text:span></text:span></text:a><text:span text:style-name="T25"> –i /&lt;path&gt;/&lt;to&gt;/&lt;private_key&gt;</text:span></text:p>
      <text:p text:style-name="P5"/>
      <text:p text:style-name="P7"><text:span text:style-name="T1">Χρήσιμες</text:span><text:span text:style-name="T22"> </text:span><text:span text:style-name="T1">εντολές</text:span><text:span text:style-name="T22">: ssh-keygen, openssl, mkdir, touch, cat, chmod, scp, sftp, ssh</text:span></text:p>
      <text:p text:style-name="P6"><text:line-break/></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ndale Mono" svg:font-family="'Andale Mono', 'Courier New'" style:font-family-generic="modern"/>
    <style:font-face style:name="Courier New" svg:font-family="'Courier New'" style:font-family-generic="moder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autospace="none" style:punctuation-wrap="simple" style:vertical-align="baseline" style:writing-mode="lr-tb"/>
      <style:text-properties style:use-window-font-color="true" style:font-name="Verdana" fo:font-family="Verdana" style:font-family-generic="swiss" style:font-pitch="variable" fo:font-size="11pt" fo:language="en" fo:country="GB" style:font-name-asian="Times New Roman" style:font-family-asian="'Times New Roman'" style:font-family-generic-asian="roman" style:font-pitch-asian="variable" style:font-size-asian="11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autospace="ideograph-alpha" style:punctuation-wrap="hanging" style:vertical-align="auto"/>
      <style:text-properties style:font-name="Times New Roman" fo:font-family="'Times New Roman'" style:font-family-generic="roman" style:font-pitch="variable" fo:font-size="12pt" fo:language="el" fo:country="GR"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line-height="150%" fo:text-align="justify" style:justify-single-word="false" fo:keep-with-next="always" style:text-autospace="ideograph-alpha" style:punctuation-wrap="hanging" style:vertical-align="auto"/>
      <style:text-properties style:font-name="Times New Roman" fo:font-family="'Times New Roman'" style:font-family-generic="roman" style:font-pitch="variable" fo:font-size="12pt" fo:language="el" fo:country="GR"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 style:display-name="HTML Preformatted" style:family="paragraph" style:parent-style-name="Standard">
      <style:paragraph-properties fo:text-align="start" style:justify-single-word="false" style:text-autospace="ideograph-alpha" style:punctuation-wrap="hanging"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fo:language="el" fo:country="GR" style:font-size-asian="10pt" style:font-name-complex="Courier New" style:font-family-complex="'Courier New'" style:font-family-generic-complex="moder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font-size="12pt" fo:font-style="normal" fo:font-weight="normal" style:font-size-asian="12pt" style:font-style-asian="normal" style:font-weight-asian="norma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2pt" fo:language="el" fo:country="GR" style:font-size-asian="12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fo:font-family="'Times New Roman'" style:font-family-generic="roman" style:font-pitch="variable" fo:font-size="12pt" fo:language="el" fo:country="GR" style:font-size-asian="12pt"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St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 style:num-format="1" text:start-value="2">
        <style:list-level-properties text:list-level-position-and-space-mode="label-alignment">
          <style:list-level-label-alignment text:label-followed-by="listtab" text:list-tab-stop-position="0.2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6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6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0.9016in" fo:text-indent="-0.25in" fo:margin-left="0.9016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4016in" fo:text-indent="-0.1252in" fo:margin-left="1.4016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1.9016in" fo:text-indent="-0.25in" fo:margin-left="1.9016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4016in" fo:text-indent="-0.25in" fo:margin-left="2.4016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2.9016in" fo:text-indent="-0.1252in" fo:margin-left="2.9016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4016in" fo:text-indent="-0.25in" fo:margin-left="3.4016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3.9016in" fo:text-indent="-0.25in" fo:margin-left="3.9016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4016in" fo:text-indent="-0.1252in" fo:margin-left="4.4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
    <meta:keyword/>
    <meta:initial-creator>SYSTEM ADMINISTRATOR</meta:initial-creator>
    <meta:creation-date>2014-11-11T14:15:00</meta:creation-date>
    <dc:date>2018-11-12T16:54:15.623455391</dc:date>
    <meta:print-date>2010-12-21T13:28:00</meta:print-date>
    <meta:editing-cycles>50</meta:editing-cycles>
    <meta:editing-duration>PT4H27S</meta:editing-duration>
    <meta:generator>LibreOffice/6.1.3.2$Linux_X86_64 LibreOffice_project/10$Build-2</meta:generator>
    <meta:document-statistic meta:table-count="0" meta:image-count="0" meta:object-count="0" meta:page-count="4" meta:paragraph-count="109" meta:word-count="889" meta:character-count="6719" meta:non-whitespace-character-count="5810"/>
  </office:meta>
</office:document-meta>
</file>